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5.4138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3.602in"/>
    </style:style>
    <style:style style:name="co11" style:family="table-column">
      <style:table-column-properties fo:break-before="auto" style:column-width="2.5835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6827in"/>
    </style:style>
    <style:style style:name="co14" style:family="table-column">
      <style:table-column-properties fo:break-before="auto" style:column-width="1.4043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2.7661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2.8193in"/>
    </style:style>
    <style:style style:name="co21" style:family="table-column">
      <style:table-column-properties fo:break-before="auto" style:column-width="1.7791in"/>
    </style:style>
    <style:style style:name="co22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D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E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F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G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6373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LINK</text:p>
          </table:table-cell>
          <table:table-cell table:style-name="ce9" table:content-validation-name="val1" office:value-type="string" calcext:value-type="string">
            <text:p>TYPE</text:p>
          </table:table-cell>
          <table:table-cell table:style-name="ce9" table:content-validation-name="val2" office:value-type="string" calcext:value-type="string">
            <text:p>SCOPE</text:p>
          </table:table-cell>
          <table:table-cell table:style-name="ce9" table:content-validation-name="val3" office:value-type="string" calcext:value-type="string">
            <text:p>SECTION</text:p>
          </table:table-cell>
          <table:table-cell table:style-name="ce9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2">
          <table:table-cell office:value-type="string" calcext:value-type="string">
            <text:p>addArousalTiny</text:p>
          </table:table-cell>
          <table:table-cell/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Small</text:p>
          </table:table-cell>
          <table:table-cell/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Medium</text:p>
          </table:table-cell>
          <table:table-cell/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Large</text:p>
          </table:table-cell>
          <table:table-cell/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Huge</text:p>
          </table:table-cell>
          <table:table-cell/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omfort</text:p>
          </table:table-cell>
          <table:table-cell/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Enjoy</text:p>
          </table:table-cell>
          <table:table-cell/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lose</text:p>
          </table:table-cell>
          <table:table-cell/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Orgasm</text:p>
          </table:table-cell>
          <table:table-cell/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Tiny</text:p>
          </table:table-cell>
          <table:table-cell/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Small</text:p>
          </table:table-cell>
          <table:table-cell/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Medium</text:p>
          </table:table-cell>
          <table:table-cell/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Large</text:p>
          </table:table-cell>
          <table:table-cell/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Huge</text:p>
          </table:table-cell>
          <table:table-cell/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Discomfort</text:p>
          </table:table-cell>
          <table:table-cell/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omfort</text:p>
          </table:table-cell>
          <table:table-cell/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Enjoy</text:p>
          </table:table-cell>
          <table:table-cell/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lose</text:p>
          </table:table-cell>
          <table:table-cell/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Orgasm</text:p>
          </table:table-cell>
          <table:table-cell/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Small</text:p>
          </table:table-cell>
          <table:table-cell/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Medium</text:p>
          </table:table-cell>
          <table:table-cell/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Large</text:p>
          </table:table-cell>
          <table:table-cell/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Alcohol</text:p>
          </table:table-cell>
          <table:table-cell/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Small</text:p>
          </table:table-cell>
          <table:table-cell/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Medium</text:p>
          </table:table-cell>
          <table:table-cell/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Large</text:p>
          </table:table-cell>
          <table:table-cell/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Flag</text:p>
          </table:table-cell>
          <table:table-cell/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lag</text:p>
          </table:table-cell>
          <table:table-cell/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Flag</text:p>
          </table:table-cell>
          <table:table-cell/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Flag</text:p>
          </table:table-cell>
          <table:table-cell/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nt</text:p>
          </table:table-cell>
          <table:table-cell/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Int</text:p>
          </table:table-cell>
          <table:table-cell/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oInt</text:p>
          </table:table-cell>
          <table:table-cell/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Naked</text:p>
          </table:table-cell>
          <table:table-cell/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ixClothing</text:p>
          </table:table-cell>
          <table:table-cell/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Hairstyle</text:p>
          </table:table-cell>
          <table:table-cell/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Description</text:p>
          </table:table-cell>
          <table:table-cell/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Name</text:p>
          </table:table-cell>
          <table:table-cell/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EyeColour</text:p>
          </table:table-cell>
          <table:table-cell/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olour</text:p>
          </table:table-cell>
          <table:table-cell/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Race</text:p>
          </table:table-cell>
          <table:table-cell/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kinColour</text:p>
          </table:table-cell>
          <table:table-cell/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/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d</text:p>
          </table:table-cell>
          <table:table-cell/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lderThan</text:p>
          </table:table-cell>
          <table:table-cell/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Naked</text:p>
          </table:table-cell>
          <table:table-cell/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Drunk</text:p>
          </table:table-cell>
          <table:table-cell/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VeryDrunk</text:p>
          </table:table-cell>
          <table:table-cell/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xDrunk</text:p>
          </table:table-cell>
          <table:table-cell/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rength</text:p>
          </table:table-cell>
          <table:table-cell/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style</text:p>
          </table:table-cell>
          <table:table-cell/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Length</text:p>
          </table:table-cell>
          <table:table-cell/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Hair</text:p>
          </table:table-cell>
          <table:table-cell/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GrabbableHair</text:p>
          </table:table-cell>
          <table:table-cell/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anFallInFace</text:p>
          </table:table-cell>
          <table:table-cell/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office:value-type="string" calcext:value-type="string">
            <text:p>(Context-Objects#add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Feel free to toss this out quite casuall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office:value-type="string" calcext:value-type="string">
            <text:p>(Context-Objects#add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office:value-type="string" calcext:value-type="string">
            <text:p>(Context-Objects#add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office:value-type="string" calcext:value-type="string">
            <text:p>(Context-Objects#add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This is probably best used if you're using a single action to summarise an extended period of time such as a date, restaurant trip, visit to the cinema etc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office:value-type="string" calcext:value-type="string">
            <text:p>(Context-Objects#add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office:value-type="string" calcext:value-type="string">
            <text:p>(Context-Objects#reduce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office:value-type="string" calcext:value-type="string">
            <text:p>(Context-Objects#reduce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office:value-type="string" calcext:value-type="string">
            <text:p>(Context-Objects#reduce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office:value-type="string" calcext:value-type="string">
            <text:p>(Context-Objects#reduce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office:value-type="string" calcext:value-type="string">
            <text:p>(Context-Objects#reduce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office:value-type="string" calcext:value-type="string">
            <text:p>(Context-Objects#hasotheroutfitoftypeclothestype-typ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Returns true if the PC has an outfit of the specified type in her wardrobe, not including the one she's currently wearing.</text:p>
          </table:table-cell>
          <table:table-cell office:value-type="string" calcext:value-type="string">
            <text:p>ClothesType type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office:value-type="string" calcext:value-type="string">
            <text:p>(Context-Objects#attemptremovefromwardrobeclothingitem-item-boolean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Permanently deletes a clothing item from the PC’s wardrobe.</text:p>
          </table:table-cell>
          <table:table-cell office:value-type="string" calcext:value-type="string">
            <text:p>ClothingItem item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This is a very specific method that most writers will not need to us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office:value-type="string" calcext:value-type="string">
            <text:p>(Context-Objects#puton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Sets the character's legwear to `WORN`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office:value-type="string" calcext:value-type="string">
            <text:p>(Context-Objects#remove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Sets the character's legwear to `OFF`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office:value-type="string" calcext:value-type="string">
            <text:p>(Context-Objects#setbottom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ets lower-body clothing to the supplied statu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office:value-type="string" calcext:value-type="string">
            <text:p>(Context-Objects#setbra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office:value-type="string" calcext:value-type="string">
            <text:p>(Context-Objects#setpanties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office:value-type="string" calcext:value-type="string">
            <text:p>(Context-Objects#settop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office:value-type="string" calcext:value-type="string">
            <text:p>(Context-Objects#stripexcept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office:value-type="string" calcext:value-type="string">
            <text:p>(Context-Objects#add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office:value-type="string" calcext:value-type="string">
            <text:p>(Context-Objects#addtemptraitstring-trait-int-tim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office:value-type="string" calcext:value-type="string">
            <text:p>(Context-Objects#changeanxiet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office:value-type="string" calcext:value-type="string">
            <text:p>(Context-Objects#changemone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office:value-type="string" calcext:value-type="string">
            <text:p>(Context-Objects#changestress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office:value-type="string" calcext:value-type="string">
            <text:p>(Context-Objects#clearstres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office:value-type="string" calcext:value-type="string">
            <text:p>(Context-Objects#haveorgasm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office:value-type="string" calcext:value-type="string">
            <text:p>(Context-Objects#remove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office:value-type="string" calcext:value-type="string">
            <text:p>(Context-Objects#setonpillboolean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office:value-type="string" calcext:value-type="string">
            <text:p>(Context-Objects#skillincreasestring-skill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office:value-type="string" calcext:value-type="string">
            <text:p>(Context-Objects#geteyeadj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office:value-type="string" calcext:value-type="string">
            <text:p>(Context-Objects#getbreasts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office:value-type="string" calcext:value-type="string">
            <text:p>(Context-Objects#getfigure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office:value-type="string" calcext:value-type="string">
            <text:p>(Context-Objects#getstomach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office:value-type="string" calcext:value-type="string">
            <text:p>(Context-Objects#getgirlorwoma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office:value-type="string" calcext:value-type="string">
            <text:p>(Context-Objects#getbra-clothingitem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office:value-type="string" calcext:value-type="string">
            <text:p>(Context-Objects#getbottom-lower-body-cloth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office:value-type="string" calcext:value-type="string">
            <text:p>(Context-Objects#gettop-upper-body-cloth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office:value-type="string" calcext:value-type="string">
            <text:p>(Context-Objects#getlegwear-legwear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office:value-type="string" calcext:value-type="string">
            <text:p>(Context-Objects#getpanties-clothingitem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office:value-type="string" calcext:value-type="string">
            <text:p>(Context-Objects#getpantiesstatus-string)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office:value-type="string" calcext:value-type="string">
            <text:p>(Context-Objects#gettopstatus-string)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office:value-type="string" calcext:value-type="string">
            <text:p>(Context-Objects#islegwearworn-boolean)</text:p>
          </table:table-cell>
          <table:table-cell table:content-validation-name="val1" office:value-type="string" calcext:value-type="string">
            <text:p>Condition</text:p>
          </table:table-cell>
          <table:table-cell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office:value-type="string" calcext:value-type="string">
            <text:p>(Context-Objects#ispussy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office:value-type="string" calcext:value-type="string">
            <text:p>(Context-Objects#isbreasts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office:value-type="string" calcext:value-type="string">
            <text:p>(Context-Objects#isstomach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office:value-type="string" calcext:value-type="string">
            <text:p>(Context-Objects#isclothesdisarray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office:value-type="string" calcext:value-type="string">
            <text:p>(Context-Objects#isnakedexceptlegwea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office:value-type="string" calcext:value-type="string">
            <text:p>(Context-Objects#isoutfitcut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office:value-type="string" calcext:value-type="string">
            <text:p>(Context-Objects#isoutfitsex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Eleg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asu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xiou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High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Extreme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x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Mone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kil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Stu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Orgasm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KnownPregn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nPil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isk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af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ing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rri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ivingWith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llMax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al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sbian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dis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llowedMoreFriend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 table:number-rows-repeated="104841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</table:table>
      <table:table table:name="ENUM" table:style-name="ta1">
        <office:forms form:automatic-focus="false" form:apply-design-mode="false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9" office:value-type="string" calcext:value-type="string">
            <text:p>LINK</text:p>
          </table:table-cell>
          <table:table-cell table:style-name="ce9" table:content-validation-name="val5" office:value-type="string" calcext:value-type="string">
            <text:p>SCOPE</text:p>
          </table:table-cell>
          <table:table-cell table:style-name="ce9" table:content-validation-name="val6" office:value-type="string" calcext:value-type="string">
            <text:p>SECTION/ITEM</text:p>
          </table:table-cell>
          <table:table-cell table:style-name="ce9" table:content-validation-name="val7" office:value-type="string" calcext:value-type="string">
            <text:p>SUBSEC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GHT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RAT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VER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 table:number-rows-repeated="1048533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8" table:default-cell-style-name="ce1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9" table:content-validation-name="val8" office:value-type="string" calcext:value-type="string">
            <text:p>SCOPE</text:p>
          </table:table-cell>
          <table:table-cell table:style-name="ce9" table:content-validation-name="val9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SCENE(S)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GAME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US</text:p>
          </table:table-cell>
          <table:table-cell table:style-name="ce9" table:number-columns-repeated="16380"/>
        </table:table-row>
        <table:table-row table:style-name="ro2">
          <table:table-cell table:number-columns-repeated="3" office:value-type="string" calcext:value-type="string">
            <text:p>colour</text:p>
          </table:table-cell>
          <table:table-cell office:value-type="string" calcext:value-type="string">
            <text:p>color</text:p>
          </table:table-cell>
          <table:table-cell table:number-columns-repeated="16380"/>
        </table:table-row>
        <table:table-row table:style-name="ro2">
          <table:table-cell table:number-columns-repeated="3" office:value-type="string" calcext:value-type="string">
            <text:p>summarise</text:p>
          </table:table-cell>
          <table:table-cell office:value-type="string" calcext:value-type="string">
            <text:p>summarize</text:p>
          </table:table-cell>
          <table:table-cell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2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Cheating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2"/>
          <table:table-cell office:value-type="string" calcext:value-type="string">
            <text:p>Stats</text:p>
          </table:table-cell>
          <table:table-cell office:value-type="string" calcext:value-type="string">
            <text:p>Wardrobe</text:p>
          </table:table-cell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2"/>
          <table:table-cell office:value-type="string" calcext:value-type="string">
            <text:p>Skills</text:p>
          </table:table-cell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A9:Lookups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5T13:12:25.994000000</dc:date>
    <meta:editing-duration>P1DT20H13M26S</meta:editing-duration>
    <meta:editing-cycles>61</meta:editing-cycles>
    <meta:generator>LibreOffice/7.6.2.1$Windows_X86_64 LibreOffice_project/56f7684011345957bbf33a7ee678afaf4d2ba333</meta:generator>
    <meta:document-statistic meta:table-count="7" meta:cell-count="1224" meta:object-count="0"/>
  </office:meta>
</office:document-meta>
</file>